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Text_20_body">
      <style:text-properties officeooo:rsid="00152156" officeooo:paragraph-rsid="00152156"/>
    </style:style>
    <style:style style:name="P2" style:family="paragraph" style:parent-style-name="Text_20_body">
      <style:text-properties officeooo:paragraph-rsid="0015b1c0"/>
    </style:style>
    <style:style style:name="P3" style:family="paragraph" style:parent-style-name="Text_20_body">
      <style:text-properties officeooo:paragraph-rsid="0015fabf"/>
    </style:style>
    <style:style style:name="P4" style:family="paragraph" style:parent-style-name="Text_20_body">
      <style:text-properties officeooo:paragraph-rsid="001691eb"/>
    </style:style>
    <style:style style:name="P5" style:family="paragraph" style:parent-style-name="Text_20_body">
      <style:text-properties officeooo:paragraph-rsid="001731d6"/>
    </style:style>
    <style:style style:name="P6" style:family="paragraph" style:parent-style-name="Text_20_body">
      <style:text-properties officeooo:paragraph-rsid="00223921"/>
    </style:style>
    <style:style style:name="P7" style:family="paragraph" style:parent-style-name="Preformatted_20_Text">
      <style:paragraph-properties fo:margin-left="0cm" fo:margin-right="0cm" fo:line-height="150%" fo:text-align="start" style:justify-single-word="false" fo:orphans="1" fo:text-indent="0cm" style:auto-text-indent="false"/>
    </style:style>
    <style:style style:name="P8" style:family="paragraph" style:parent-style-name="Preformatted_20_Text">
      <style:paragraph-properties fo:margin-left="0cm" fo:margin-right="0cm" fo:margin-top="0cm" fo:margin-bottom="0.499cm" style:contextual-spacing="false" fo:line-height="150%" fo:text-align="start" style:justify-single-word="false" fo:orphans="1" fo:text-indent="0cm" style:auto-text-indent="false"/>
    </style:style>
    <style:style style:name="P9" style:family="paragraph" style:parent-style-name="Preformatted_20_Text">
      <style:paragraph-properties fo:margin-left="0cm" fo:margin-right="0cm" fo:line-height="150%" fo:text-align="start" style:justify-single-word="false" fo:orphans="1"/>
    </style:style>
    <style:style style:name="P10" style:family="paragraph" style:parent-style-name="Preformatted_20_Text">
      <style:paragraph-properties fo:orphans="1"/>
    </style:style>
    <style:style style:name="P11" style:family="paragraph" style:parent-style-name="Text_20_body">
      <style:paragraph-properties fo:orphans="1"/>
    </style:style>
    <style:style style:name="P12" style:family="paragraph" style:parent-style-name="Text_20_body">
      <style:paragraph-properties fo:margin-top="0cm" fo:margin-bottom="0cm" style:contextual-spacing="false" fo:orphans="1"/>
    </style:style>
    <style:style style:name="P13" style:family="paragraph" style:parent-style-name="Text_20_body">
      <style:paragraph-properties fo:margin-left="0cm" fo:margin-right="0cm" fo:margin-top="0cm" fo:margin-bottom="0cm" style:contextual-spacing="false" fo:orphans="1" fo:text-indent="0cm" style:auto-text-indent="false"/>
    </style:style>
    <style:style style:name="P14" style:family="paragraph" style:parent-style-name="Text_20_body">
      <style:paragraph-properties fo:margin-left="0cm" fo:margin-right="0cm" fo:orphans="1" fo:text-indent="0cm" style:auto-text-indent="false"/>
    </style:style>
    <style:style style:name="P15" style:family="paragraph" style:parent-style-name="Preformatted_20_Text">
      <style:paragraph-properties fo:margin-left="0cm" fo:margin-right="0cm" fo:line-height="150%" fo:text-align="start" style:justify-single-word="false" fo:orphans="1"/>
      <style:text-properties style:use-window-font-color="true" loext:opacity="0%" fo:background-color="transparent"/>
    </style:style>
    <style:style style:name="P16" style:family="paragraph" style:parent-style-name="Text_20_body">
      <style:text-properties officeooo:paragraph-rsid="0019fe57"/>
    </style:style>
    <style:style style:name="P17" style:family="paragraph" style:parent-style-name="Text_20_body">
      <style:text-properties officeooo:rsid="001d260b" officeooo:paragraph-rsid="001d260b"/>
    </style:style>
    <style:style style:name="P18" style:family="paragraph" style:parent-style-name="Text_20_body">
      <style:text-properties fo:color="#000000" loext:opacity="100%" style:font-name="monospace" officeooo:rsid="0019fe57" officeooo:paragraph-rsid="0019fe57" fo:background-color="#ffffff"/>
    </style:style>
    <style:style style:name="P19" style:family="paragraph" style:parent-style-name="Heading_20_3">
      <style:text-properties officeooo:paragraph-rsid="00223921"/>
    </style:style>
    <style:style style:name="P20" style:family="paragraph" style:parent-style-name="Heading_20_3">
      <style:text-properties officeooo:paragraph-rsid="00293061"/>
    </style:style>
    <style:style style:name="P21" style:family="paragraph" style:parent-style-name="Heading_20_3">
      <style:text-properties officeooo:paragraph-rsid="002b54e0"/>
    </style:style>
    <style:style style:name="P22" style:family="paragraph" style:parent-style-name="Heading_20_4">
      <style:text-properties officeooo:rsid="002348f9" officeooo:paragraph-rsid="002348f9"/>
    </style:style>
    <style:style style:name="P23" style:family="paragraph" style:parent-style-name="Heading_20_4">
      <style:text-properties officeooo:paragraph-rsid="00223921"/>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paragraph-properties fo:orphans="1"/>
    </style:style>
    <style:style style:name="P29" style:family="paragraph" style:parent-style-name="Text_20_body" style:list-style-name="L4">
      <style:paragraph-properties fo:margin-top="0cm" fo:margin-bottom="0cm" style:contextual-spacing="false" fo:orphans="1"/>
    </style:style>
    <style:style style:name="P30" style:family="paragraph" style:parent-style-name="Text_20_body" style:list-style-name="L4">
      <style:paragraph-properties fo:orphans="1"/>
    </style:style>
    <style:style style:name="P31" style:family="paragraph" style:parent-style-name="Text_20_body" style:list-style-name="L5">
      <style:paragraph-properties fo:margin-top="0cm" fo:margin-bottom="0cm" style:contextual-spacing="false" fo:orphans="1"/>
    </style:style>
    <style:style style:name="P32" style:family="paragraph" style:parent-style-name="Text_20_body" style:list-style-name="L5">
      <style:paragraph-properties fo:orphans="1"/>
    </style:style>
    <style:style style:name="P33" style:family="paragraph" style:parent-style-name="Text_20_body" style:list-style-name="L6">
      <style:paragraph-properties fo:orphans="1"/>
    </style:style>
    <style:style style:name="P34" style:family="paragraph" style:parent-style-name="Text_20_body" style:list-style-name="L7">
      <style:paragraph-properties fo:orphans="1"/>
    </style:style>
    <style:style style:name="P35" style:family="paragraph" style:parent-style-name="Text_20_body" style:list-style-name="L8">
      <style:paragraph-properties fo:margin-top="0cm" fo:margin-bottom="0cm" style:contextual-spacing="false" fo:orphans="1"/>
    </style:style>
    <style:style style:name="P36" style:family="paragraph" style:parent-style-name="Text_20_body" style:list-style-name="L8">
      <style:paragraph-properties fo:orphans="1"/>
    </style:style>
    <style:style style:name="P37" style:family="paragraph" style:parent-style-name="Text_20_body">
      <style:text-properties officeooo:paragraph-rsid="00223921"/>
    </style:style>
    <style:style style:name="P38" style:family="paragraph" style:parent-style-name="Text_20_body">
      <style:text-properties officeooo:rsid="00263b15" officeooo:paragraph-rsid="00263b15"/>
    </style:style>
    <style:style style:name="P39" style:family="paragraph" style:parent-style-name="Text_20_body">
      <style:text-properties officeooo:rsid="00293061" officeooo:paragraph-rsid="00293061"/>
    </style:style>
    <style:style style:name="P40" style:family="paragraph" style:parent-style-name="Text_20_body">
      <style:text-properties officeooo:paragraph-rsid="002b54e0"/>
    </style:style>
    <style:style style:name="P41" style:family="paragraph" style:parent-style-name="Text_20_body" style:list-style-name="L9">
      <style:text-properties officeooo:paragraph-rsid="002b54e0"/>
    </style:style>
    <style:style style:name="T1" style:family="text">
      <style:text-properties officeooo:rsid="00152156"/>
    </style:style>
    <style:style style:name="T2" style:family="text">
      <style:text-properties fo:color="#000000" loext:opacity="100%" style:font-name="monospace" fo:background-color="#ffffff" loext:char-shading-value="0"/>
    </style:style>
    <style:style style:name="T3" style:family="text">
      <style:text-properties fo:color="#000000" loext:opacity="100%" style:font-name="monospace" officeooo:rsid="0015b1c0" fo:background-color="#ffffff" loext:char-shading-value="0"/>
    </style:style>
    <style:style style:name="T4" style:family="text">
      <style:text-properties fo:color="#000000" loext:opacity="100%" style:font-name="monospace" officeooo:rsid="00152156" fo:background-color="#ffffff" loext:char-shading-value="0"/>
    </style:style>
    <style:style style:name="T5" style:family="text">
      <style:text-properties fo:color="#000000" loext:opacity="100%" style:font-name="monospace" officeooo:rsid="001731d6" fo:background-color="#ffffff" loext:char-shading-value="0"/>
    </style:style>
    <style:style style:name="T6" style:family="text">
      <style:text-properties fo:color="#000000" loext:opacity="100%" style:font-name="monospace" officeooo:rsid="0019fe57" fo:background-color="#ffffff" loext:char-shading-value="0"/>
    </style:style>
    <style:style style:name="T7" style:family="text">
      <style:text-properties fo:color="#000000" loext:opacity="100%" style:font-name="monospace" officeooo:rsid="001bc341" fo:background-color="#ffffff" loext:char-shading-value="0"/>
    </style:style>
    <style:style style:name="T8" style:family="text">
      <style:text-properties style:font-name="monospace"/>
    </style:style>
    <style:style style:name="T9" style:family="text">
      <style:text-properties style:font-name="monospace" officeooo:rsid="0015b1c0"/>
    </style:style>
    <style:style style:name="T10" style:family="text">
      <style:text-properties style:font-name="monospace" officeooo:rsid="00152156"/>
    </style:style>
    <style:style style:name="T11" style:family="text">
      <style:text-properties style:font-name="monospace" officeooo:rsid="001691eb"/>
    </style:style>
    <style:style style:name="T12" style:family="text">
      <style:text-properties style:font-name="monospace" officeooo:rsid="0018b7d7"/>
    </style:style>
    <style:style style:name="T13" style:family="text">
      <style:text-properties style:font-name="monospace" officeooo:rsid="0018b7d7" fo:background-color="#ffff00" loext:char-shading-value="0"/>
    </style:style>
    <style:style style:name="T14" style:family="text">
      <style:text-properties officeooo:rsid="0019fe57"/>
    </style:style>
    <style:style style:name="T15" style:family="text">
      <style:text-properties officeooo:rsid="001d260b"/>
    </style:style>
    <style:style style:name="T16" style:family="text">
      <style:text-properties style:use-window-font-color="true" loext:opacity="0%" style:font-name="Fira Code" fo:font-style="italic" fo:background-color="transparent" loext:char-shading-value="0" loext:padding="0cm" loext:border="none"/>
    </style:style>
    <style:style style:name="T17" style:family="text">
      <style:text-properties style:use-window-font-color="true" loext:opacity="0%" style:font-name="Fira Code" fo:background-color="transparent" loext:char-shading-value="0" loext:padding="0cm" loext:border="none"/>
    </style:style>
    <style:style style:name="T18" style:family="text">
      <style:text-properties style:use-window-font-color="true" loext:opacity="0%" fo:background-color="transparent" loext:char-shading-value="0" loext:padding="0cm" loext:border="none"/>
    </style:style>
    <style:style style:name="T19" style:family="text">
      <style:text-properties officeooo:rsid="00056e31"/>
    </style:style>
    <style:style style:name="T20" style:family="text">
      <style:text-properties officeooo:rsid="00223921"/>
    </style:style>
    <style:style style:name="T21" style:family="text">
      <style:text-properties officeooo:rsid="00293061"/>
    </style:style>
    <style:style style:name="T22" style:family="text">
      <style:text-properties officeooo:rsid="002b54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twicklungslog</text:h>
      <text:p text:style-name="P1">Start: 31.7.24 um 20h44</text:p>
      <text:p text:style-name="P4"><text:span text:style-name="T1">&gt;</text:span><text:span text:style-name="T2">python main.py --train --quick</text:span><text:span text:style-name="T8"><text:line-break/></text:span><text:span text:style-name="T12">ist erfolgreich. </text:span><text:span text:style-name="T13">Git add etc machen</text:span><text:span text:style-name="T8"><text:line-break/></text:span></text:p>
      <text:p text:style-name="P4"><text:span text:style-name="T9">Folgende Varianten </text:span><text:span text:style-name="T11">noch </text:span><text:span text:style-name="T9">austesten:</text:span></text:p>
      <text:p text:style-name="P5"><text:span text:style-name="T10">&gt;</text:span><text:span text:style-name="T3">python main.py <text:tab/></text:span><text:span text:style-name="T5"># f help</text:span></text:p>
      <text:p text:style-name="P3"><text:span text:style-name="T10">&gt;</text:span><text:span text:style-name="T3">python main.py --checkthis --quick</text:span></text:p>
      <text:p text:style-name="P3"><text:span text:style-name="T4">&gt;</text:span><text:span text:style-name="T3">python main.py --train --quick</text:span></text:p>
      <text:p text:style-name="P2"><text:span text:style-name="T4">&gt;</text:span><text:span text:style-name="T3">python main.py --train </text:span></text:p>
      <text:p text:style-name="P3"><text:span text:style-name="T4">&gt;</text:span><text:span text:style-name="T3">python main.py --checkthis </text:span></text:p>
      <text:p text:style-name="P2"><text:span text:style-name="T3"/></text:p>
      <text:h text:style-name="Heading_20_3" text:outline-level="3">1.8.24 <text:span text:style-name="T14">12h</text:span></text:h>
      <text:p text:style-name="P16"><text:span text:style-name="T3">python main.py --train <text:line-break/></text:span><text:span text:style-name="T6">funkte, siehe </text:span><text:a xlink:type="simple" xlink:href="../240801%20Ergebnisbericht%20bis%2088%25%20Genauigkeit.odt" text:style-name="Internet_20_link" text:visited-style-name="Visited_20_Internet_20_Link">/media/res/HDD_AB/projekte/kd0241-py/Q-KAT/AAUNaL/Docu/240801 Ergebnisbericht bis 88% Genauigkeit.odt</text:a></text:p>
      <text:p text:style-name="P18">Unbekannte Labels: Der Hauptfehler, der für alle Dateien auftritt, ist: "y contains previously unseen labels". Dies bedeutet, dass die Modelle auf Labels (Kategorien) stoßen, die sie während des Trainings nicht gesehen haben.</text:p>
      <text:h text:style-name="Heading_20_5" text:outline-level="5"><text:span text:style-name="T6">Lö</text:span><text:span text:style-name="T2">sung </text:span><text:span text:style-name="T7">12h22</text:span></text:h>
      <text:p text:style-name="P16">Mit diesen Änderungen:</text:p>
      <text:list text:style-name="L1">
        <text:list-item>
          <text:p text:style-name="P25">Sie können <text:span text:style-name="Source_20_Text">update_categories.py</text:span> ausführen, um die Kategorien basierend auf der Verzeichnisstruktur zu extrahieren und in einer CSV-Datei zu speichern. </text:p>
        </text:list-item>
        <text:list-item>
          <text:p text:style-name="P25">Das Hauptskript verwendet dann diese vordefinierten Kategorien für das Training und die Vorhersagen. </text:p>
        </text:list-item>
        <text:list-item>
          <text:p text:style-name="P24">Die Logik für die Kategorisierung bleibt konsistent zwischen der Kategorie-Extraktion und dem Training/Vorhersage-Prozess. </text:p>
        </text:list-item>
      </text:list>
      <text:p text:style-name="Text_20_body">Um das System zu aktualisieren:</text:p>
      <text:list text:style-name="L2">
        <text:list-item>
          <text:p text:style-name="P27">Führen Sie <text:span text:style-name="Source_20_Text">python update_categories.py</text:span> aus, wenn Sie neue Daten hinzufügen oder die Verzeichnisstruktur ändern. </text:p>
        </text:list-item>
        <text:list-item>
          <text:p text:style-name="P26">Führen Sie dann <text:span text:style-name="Source_20_Text">python main.py</text:span> mit den gewünschten Optionen aus. </text:p>
        </text:list-item>
      </text:list>
      <text:p text:style-name="Text_20_body"><text:soft-page-break/>Diese Methode stellt sicher, dass Sie die gleiche Kategorisierungslogik für das Erstellen der CSV und das Training verwenden, während Sie auch die Flexibilität haben, die Kategorien bei Bedarf zu aktualisieren.</text:p>
      <text:h text:style-name="Heading_20_3" text:outline-level="3">15:17 <text:span text:style-name="T15">Kategorien säubern</text:span></text:h>
      <text:p text:style-name="P17">Noch nicht gemacht, erst vor dem nächsten Volltraining</text:p>
      <text:p text:style-name="P17">Bezüglich der Kategorien in <text:span text:style-name="Source_20_Text">categories.csv</text:span>: Es sieht so aus, als hätten wir einige Probleme mit der Formatierung und unerwünschten Zeichen in den Kategorienamen. Wir sollten dies bereinigen. </text:p>
      <text:list text:style-name="L3">
        <text:list-item>
          <text:p text:style-name="P28">Der Zeilenumbruch im Ordnernamen von "Ghostwriter-Jim Dincalci": Sie haben Recht, dass wir dies vor dem nächsten Training korrigieren sollten. Hier sind die Schritte: a. Korrigieren Sie den Ordnernamen manuell. b. Führen Sie <text:span text:style-name="Source_20_Text">update_categories.py</text:span> aus, um die <text:span text:style-name="Source_20_Text">categories.csv</text:span> zu aktualisieren. c. Dann führen Sie <text:span text:style-name="Source_20_Text">python main.py --train --quick</text:span> aus. </text:p>
        </text:list-item>
      </text:list>
      <text:p text:style-name="P11">Um die Kategorien zu bereinigen, können wir eine Funktion in <text:span text:style-name="Source_20_Text">update_categories.py</text:span> hinzufügen:</text:p>
      <text:p text:style-name="P10">python</text:p>
      <text:p text:style-name="P10">Copy</text:p>
      <text:p text:style-name="P7"><text:span text:style-name="Source_20_Text"><text:span text:style-name="T17">import re</text:span></text:span></text:p>
      <text:p text:style-name="P15"/>
      <text:p text:style-name="P7"><text:span text:style-name="Source_20_Text"><text:span text:style-name="T17">def clean_category_name(category):</text:span></text:span></text:p>
      <text:p text:style-name="P7"><text:span text:style-name="Source_20_Text"><text:span text:style-name="T18"><text:s text:c="4"/></text:span></text:span><text:span text:style-name="Source_20_Text"><text:span text:style-name="T16"># Entfernt Anführungszeichen am Anfang und Ende</text:span></text:span></text:p>
      <text:p text:style-name="P7"><text:span text:style-name="Source_20_Text"><text:span text:style-name="T18"><text:s text:c="4"/></text:span></text:span><text:span text:style-name="Source_20_Text"><text:span text:style-name="T17">category = category.strip('"')</text:span></text:span></text:p>
      <text:p text:style-name="P7"><text:span text:style-name="Source_20_Text"><text:span text:style-name="T18"><text:s text:c="4"/></text:span></text:span><text:span text:style-name="Source_20_Text"><text:span text:style-name="T16"># Ersetzt mehrere Leerzeichen durch ein einzelnes</text:span></text:span></text:p>
      <text:p text:style-name="P7"><text:span text:style-name="Source_20_Text"><text:span text:style-name="T18"><text:s text:c="4"/></text:span></text:span><text:span text:style-name="Source_20_Text"><text:span text:style-name="T17">category = re.sub(r'\s+', ' ', category)</text:span></text:span></text:p>
      <text:p text:style-name="P7"><text:span text:style-name="Source_20_Text"><text:span text:style-name="T18"><text:s text:c="4"/></text:span></text:span><text:span text:style-name="Source_20_Text"><text:span text:style-name="T16"># Entfernt Zeilenumbrüche</text:span></text:span></text:p>
      <text:p text:style-name="P7"><text:span text:style-name="Source_20_Text"><text:span text:style-name="T18"><text:s text:c="4"/></text:span></text:span><text:span text:style-name="Source_20_Text"><text:span text:style-name="T17">category = category.replace('\n', '')</text:span></text:span></text:p>
      <text:p text:style-name="P7"><text:span text:style-name="Source_20_Text"><text:span text:style-name="T18"><text:s text:c="4"/></text:span></text:span><text:span text:style-name="Source_20_Text"><text:span text:style-name="T17">return category.strip()</text:span></text:span></text:p>
      <text:p text:style-name="P15"/>
      <text:p text:style-name="P7"><text:span text:style-name="Source_20_Text"><text:span text:style-name="T17">def update_categories(config_path):</text:span></text:span></text:p>
      <text:p text:style-name="P7"><text:span text:style-name="Source_20_Text"><text:span text:style-name="T18"><text:s text:c="4"/></text:span></text:span><text:span text:style-name="Source_20_Text"><text:span text:style-name="T16"># ... (vorheriger Code bleibt unverändert)</text:span></text:span></text:p>
      <text:p text:style-name="P9"><text:span text:style-name="Source_20_Text"><text:span text:style-name="T18"><text:s text:c="4"/></text:span></text:span></text:p>
      <text:p text:style-name="P7"><text:span text:style-name="Source_20_Text"><text:span text:style-name="T18"><text:s text:c="4"/></text:span></text:span><text:span text:style-name="Source_20_Text"><text:span text:style-name="T17">categories = extract_categories(config)</text:span></text:span></text:p>
      <text:p text:style-name="P7"><text:span text:style-name="Source_20_Text"><text:span text:style-name="T18"><text:s text:c="4"/></text:span></text:span><text:span text:style-name="Source_20_Text"><text:span text:style-name="T17">categories = [clean_category_name(cat) for cat in categories]</text:span></text:span></text:p>
      <text:p text:style-name="P8"><text:span text:style-name="Source_20_Text"><text:span text:style-name="T18"><text:s text:c="4"/></text:span></text:span><text:span text:style-name="Source_20_Text"><text:span text:style-name="T17">save_categories_to_csv(categories, config)</text:span></text:span></text:p>
      <text:p text:style-name="P11">Nach diesen Änderungen und der manuellen Korrektur des Ordnernamens sollten Sie folgende Schritte ausführen:</text:p>
      <text:list text:style-name="L4">
        <text:list-item>
          <text:p text:style-name="P29">Korrigieren Sie den Ordnernamen für "Ghostwriter-Jim Dincalci". </text:p>
        </text:list-item>
        <text:list-item>
          <text:p text:style-name="P29"><text:soft-page-break/>Führen Sie <text:span text:style-name="Source_20_Text">python update_categories.py</text:span> aus. </text:p>
        </text:list-item>
        <text:list-item>
          <text:p text:style-name="P29">Überprüfen Sie die aktualisierte <text:span text:style-name="Source_20_Text">categories.csv</text:span>. </text:p>
        </text:list-item>
        <text:list-item>
          <text:p text:style-name="P30">Führen Sie <text:span text:style-name="Source_20_Text">python main.py --train --quick</text:span> aus. </text:p>
        </text:list-item>
      </text:list>
      <text:p text:style-name="P11">Diese Schritte sollten die Kategorien bereinigen und das Problem mit dem Zeilenumbruch beheben. Lassen Sie mich wissen, wenn Sie die Änderungen vorgenommen haben und wie das Ergebnis aussieht.</text:p>
      <text:p text:style-name="P13">CopyRetry</text:p>
      <text:p text:style-name="P12">Claude does not have the ability to run the code it generates yet.</text:p>
      <text:p text:style-name="P14">AG</text:p>
      <text:p text:style-name="P11">würde python main.py --train --quick nicht das grosse model überschreiben? das will ich möglichst eine weile bewahren.</text:p>
      <text:p text:style-name="P14">Edit</text:p>
      <text:p text:style-name="P14">Sie haben absolut Recht, und ich danke Ihnen für diese wichtige Beobachtung. Es stimmt, dass <text:span text:style-name="Source_20_Text">python main.py --train --quick</text:span> das bestehende Modell überschreiben würde, was in Ihrem Fall unerwünscht ist, da Sie das vollständig trainierte Modell bewahren möchten.</text:p>
      <text:p text:style-name="P11">Hier sind einige Optionen, wie wir vorgehen können, ohne das bestehende Modell zu überschreiben:</text:p>
      <text:list text:style-name="L5">
        <text:list-item>
          <text:p text:style-name="P31">Temporäres Modell für Quick-Training: Wir können die <text:span text:style-name="Source_20_Text">main.py</text:span> so anpassen, dass sie bei Verwendung der <text:span text:style-name="Source_20_Text">--quick</text:span> Option ein separates, temporäres Modell erstellt und trainiert. </text:p>
        </text:list-item>
        <text:list-item>
          <text:p text:style-name="P31">Nur Vorhersagen ohne Training: Wenn Sie nur die Kategorien aktualisieren und dann Vorhersagen machen möchten, ohne neu zu trainieren, können wir einen neuen Modus einführen. </text:p>
        </text:list-item>
        <text:list-item>
          <text:p text:style-name="P32">Backup des bestehenden Modells: Vor dem Training könnte automatisch ein Backup des bestehenden Modells erstellt werden. </text:p>
        </text:list-item>
      </text:list>
      <text:p text:style-name="P11">Ich schlage vor, Option 2 zu implementieren, da sie am besten zu Ihrem aktuellen Bedarf passt. Hier sind die Änderungen, die wir vornehmen könnten:</text:p>
      <text:list text:style-name="L6">
        <text:list-item>
          <text:p text:style-name="P33">In <text:span text:style-name="Source_20_Text">main.py</text:span>, fügen Sie eine neue Option hinzu: </text:p>
        </text:list-item>
      </text:list>
      <text:p text:style-name="P10">python</text:p>
      <text:p text:style-name="P10">Copy</text:p>
      <text:p text:style-name="P7"><text:span text:style-name="Source_20_Text"><text:span text:style-name="T17">parser.add_argument('--predict_only', action='store_true', </text:span></text:span></text:p>
      <text:p text:style-name="P8"><text:span text:style-name="Source_20_Text"><text:span text:style-name="T18"><text:s text:c="20"/></text:span></text:span><text:span text:style-name="Source_20_Text"><text:span text:style-name="T17">help='Lädt das bestehende Modell und macht nur Vorhersagen, ohne zu trainieren.')</text:span></text:span></text:p>
      <text:list text:style-name="L7">
        <text:list-item>
          <text:p text:style-name="P34">Ändern Sie den Hauptteil der <text:span text:style-name="Source_20_Text">main()</text:span> Funktion: </text:p>
        </text:list-item>
      </text:list>
      <text:p text:style-name="P10">python</text:p>
      <text:p text:style-name="P10">Copy</text:p>
      <text:p text:style-name="P7"><text:span text:style-name="Source_20_Text"><text:span text:style-name="T17">if args.train:</text:span></text:span></text:p>
      <text:p text:style-name="P7"><text:span text:style-name="Source_20_Text"><text:span text:style-name="T18"><text:s text:c="4"/></text:span></text:span><text:span text:style-name="Source_20_Text"><text:span text:style-name="T16"># Bestehender Trainings-Code</text:span></text:span></text:p>
      <text:p text:style-name="P7"><text:span text:style-name="Source_20_Text"><text:span text:style-name="T18"><text:s text:c="4"/></text:span></text:span><text:span text:style-name="Source_20_Text"><text:span text:style-name="T17">...</text:span></text:span></text:p>
      <text:p text:style-name="P7"><text:span text:style-name="Source_20_Text"><text:span text:style-name="T17">elif args.predict_only:</text:span></text:span></text:p>
      <text:p text:style-name="P7"><text:soft-page-break/><text:span text:style-name="Source_20_Text"><text:span text:style-name="T18"><text:s text:c="4"/></text:span></text:span><text:span text:style-name="Source_20_Text"><text:span text:style-name="T16"># Laden des bestehenden Modells</text:span></text:span></text:p>
      <text:p text:style-name="P7"><text:span text:style-name="Source_20_Text"><text:span text:style-name="T18"><text:s text:c="4"/></text:span></text:span><text:span text:style-name="Source_20_Text"><text:span text:style-name="T17">model_save_path = os.path.join(config['Paths']['models'], model_name.replace('/', '_'))</text:span></text:span></text:p>
      <text:p text:style-name="P7"><text:span text:style-name="Source_20_Text"><text:span text:style-name="T18"><text:s text:c="4"/></text:span></text:span><text:span text:style-name="Source_20_Text"><text:span text:style-name="T17">tokenizer = AutoTokenizer.from_pretrained(model_save_path)</text:span></text:span></text:p>
      <text:p text:style-name="P7"><text:span text:style-name="Source_20_Text"><text:span text:style-name="T18"><text:s text:c="4"/></text:span></text:span><text:span text:style-name="Source_20_Text"><text:span text:style-name="T17">model = AutoModelForSequenceClassification.from_pretrained(model_save_path)</text:span></text:span></text:p>
      <text:p text:style-name="P7"><text:span text:style-name="Source_20_Text"><text:span text:style-name="T18"><text:s text:c="4"/></text:span></text:span><text:span text:style-name="Source_20_Text"><text:span text:style-name="T17">trainer = Trainer(model=model)</text:span></text:span></text:p>
      <text:p text:style-name="P15"/>
      <text:p text:style-name="P7"><text:span text:style-name="Source_20_Text"><text:span text:style-name="T17">if args.checkthis or args.predict:</text:span></text:span></text:p>
      <text:p text:style-name="P7"><text:span text:style-name="Source_20_Text"><text:span text:style-name="T18"><text:s text:c="4"/></text:span></text:span><text:span text:style-name="Source_20_Text"><text:span text:style-name="T16"># Bestehender Code für Vorhersagen</text:span></text:span></text:p>
      <text:p text:style-name="P8"><text:span text:style-name="Source_20_Text"><text:span text:style-name="T18"><text:s text:c="4"/></text:span></text:span><text:span text:style-name="Source_20_Text"><text:span text:style-name="T17">...</text:span></text:span></text:p>
      <text:p text:style-name="P11">Mit diesen Änderungen können Sie folgende Schritte ausführen:</text:p>
      <text:list text:style-name="L8">
        <text:list-item>
          <text:p text:style-name="P35">Korrigieren Sie den Ordnernamen für "Ghostwriter-Jim Dincalci". </text:p>
        </text:list-item>
        <text:list-item>
          <text:p text:style-name="P35">Führen Sie <text:span text:style-name="Source_20_Text">python update_categories.py</text:span> aus, um die <text:span text:style-name="Source_20_Text">categories.csv</text:span> zu aktualisieren. </text:p>
        </text:list-item>
        <text:list-item>
          <text:p text:style-name="P36">Führen Sie <text:span text:style-name="Source_20_Text">python main.py --predict_only --checkthis</text:span> aus, um Vorhersagen mit dem bestehenden Modell und den aktualisierten Kategorien zu machen. </text:p>
        </text:list-item>
      </text:list>
      <text:p text:style-name="P11">Diese Vorgehensweise erlaubt es Ihnen, die Kategorien zu aktualisieren und neue Vorhersagen zu machen, ohne das bestehende, vollständig trainierte Modell zu verändern.</text:p>
      <text:p text:style-name="P11">Wenn Sie in Zukunft ein neues Modell mit den aktualisierten Kategorien trainieren möchten, können Sie dann <text:span text:style-name="Source_20_Text">python main.py --train</text:span> ausführen. Es wäre ratsam, vorher ein Backup des aktuellen Modells zu erstellen.</text:p>
      <text:p text:style-name="P11">Lassen Sie mich wissen, ob dieser Ansatz für Sie funktioniert oder ob Sie weitere Anpassungen wünschen.</text:p>
      <text:h text:style-name="Heading_20_3" text:outline-level="3"><text:span text:style-name="T20">1.8.24 um 17h </text:span>Beobachtungen <text:span text:style-name="T20">von python main.py --checkthis </text:span></text:h>
      <text:h text:style-name="P22" text:outline-level="4">LRH wurde immer auf 0 geschätzt, möglicherweise realistische Werte für die Ghostwriter. Wurde er überhaupt geprüft? In früheren Versionen waren seine Ergebnisse über 80% bei seinen Texten.</text:h>
      <text:h text:style-name="P23" text:outline-level="4">Alle Modelle in einer Schleife: es fehlt die Überschrift in der print-ausgabe, welches Modell gerade bearbeitet wird. Bitte in GRÜN hervorheben.<text:line-break/></text:h>
      <text:h text:style-name="P23" text:outline-level="4">Ebenso in der csv-Ausgabe, eine weitere Spalte D model wurde eingefügt, wo das model eingetragen wird.</text:h>
      <text:p text:style-name="P6"/>
      <text:h text:style-name="P19" text:outline-level="3">Das folgende in der Ausgabe sind wohl debug-zeilen, die wir nicht mehr brauchen, also löschen:</text:h>
      <text:p text:style-name="P6">Spalten nach der Tokenisierung: <text:line-break/>['labels', 'input_ids', 'attention_mask'] <text:line-break/><text:soft-page-break/>['labels', 'input_ids', 'attention_mask'] <text:line-break/>Struktur des tokenisierten Trainingsdatensatzes: <text:line-break/>{'labels': Value(dtype='int64', id=None), 'input_ids': Sequence(feature=Value(dtype='int32', id=None<text:line-break/>), length=-1, id=None), 'attention_mask': Sequence(feature=Value(dtype='int8', id=None), length=-1, <text:line-break/>id=None)} <text:line-break/>Struktur des tokenisierten Testdatensatzes: <text:line-break/>{'labels': Value(dtype='int64', id=None), 'input_ids': Sequence(feature=Value(dtype='int32', id=None<text:line-break/>), length=-1, id=None), 'attention_mask': Sequence(feature=Value(dtype='int8', id=None), length=-1, <text:line-break/>id=None)} </text:p>
      <text:p text:style-name="P6">--------</text:p>
      <text:p text:style-name="P6">In der Ausgabe gibt es diese HE: Debug - Vorhersagen: </text:p>
      <text:p text:style-name="P6">dahinter fehlt die Datei, die untersucht wird, sonst machen die Infos keinen Sinn.</text:p>
      <text:h text:style-name="P23" text:outline-level="4">Was bedeutet dies<text:span text:style-name="T19">e Meldung</text:span></text:h>
      <text:p text:style-name="P6">Some weights of AlbertForSequenceClassification were not initialized from the model checkpoint at albert-base-v2 and are newly initialized: ['classifier.bias', 'classifier.weight'] <text:line-break/>You should probably TRAIN this model on a down-stream task to be able to use it for predictions and inference. <text:line-break/></text:p>
      <text:h text:style-name="Heading_20_3" text:outline-level="3">2. 8. 24 um 18h</text:h>
      <text:p text:style-name="P38">Das script ist für lokale production schon geeignet. Es gibt Wahrscheinlichkeitswerte (prob) für LRH oder Ghosts, leider ist die Gesamtschlussfolgerung noch falsch: bei 8% LRH-prob und 6% ghosts-prob wird der Squirrel-Text LRH zugeordnet. Aber das lässt sich durch eine Schwellenwert noch beheben. Es gibt ja – wie dies Bsp zeigt - noch eine 3 Möglichkeit: der ghost ist hier nicht modelliert worden. Das wird bei den meisten Squirrel-Issues der fall sein.</text:p>
      <text:p text:style-name="P38">Next step: Sammeln vieler Texte, die zu analysieren sind und Erfahrungen damit sammeln.</text:p>
      <text:h text:style-name="P20" text:outline-level="3">2. 8. 24 um <text:span text:style-name="T21">23</text:span>h</text:h>
      <text:p text:style-name="P39">Weiter verbessert. Die probab sind in %, wir haben max, mittel und sigma werte und so wird der beste guess geschätzt.</text:p>
      <text:p text:style-name="P39">CBR ist sehr häufig als schätzung abgegeben. Das lag wohl daran, dass die meisten seiner files in unterfoldern waren, die nicht trainiert wurden. Das habe ich behoben. Vorher 14 files mit 1.2MB, jetzt für CBR 351 files mit 5.5MB</text:p>
      <text:p text:style-name="P39">Nur wirkliche LRH-texte (incl. ME) werden mit über </text:p>
      <text:h text:style-name="P21" text:outline-level="3"><text:span text:style-name="T22">3</text:span>. 8. 24 um <text:span text:style-name="T22">1h</text:span></text:h>
      <text:p text:style-name="P40">--<text:span text:style-name="T22">train mit diesen Autoren</text:span></text:p>
      <text:list text:style-name="L9">
        <text:list-item>
          <text:p text:style-name="P41"><text:soft-page-break/>Andreas Gross</text:p>
        </text:list-item>
        <text:list-item>
          <text:p text:style-name="P41">Brian Livingston Cl. XII</text:p>
        </text:list-item>
        <text:list-item>
          <text:p text:style-name="P41">CBR</text:p>
        </text:list-item>
        <text:list-item>
          <text:p text:style-name="P41">Dan Koon</text:p>
        </text:list-item>
        <text:list-item>
          <text:p text:style-name="P41">David Mayo <text:s/>Cl. XII</text:p>
        </text:list-item>
        <text:list-item>
          <text:p text:style-name="P41">Jeff Walker <text:s/>Cl. XII</text:p>
        </text:list-item>
        <text:list-item>
          <text:p text:style-name="P41">Jesse Prince</text:p>
        </text:list-item>
        <text:list-item>
          <text:p text:style-name="P41">Jill Steinberg Cl. XII</text:p>
        </text:list-item>
        <text:list-item>
          <text:p text:style-name="P41">Jim Dincalci Rons Medical Researcher</text:p>
        </text:list-item>
        <text:list-item>
          <text:p text:style-name="P41">Joan Robertson, CS-4</text:p>
        </text:list-item>
        <text:list-item>
          <text:p text:style-name="P41">John Eastment Cl. XII</text:p>
        </text:list-item>
        <text:list-item>
          <text:p text:style-name="P41">Julie Gillespie</text:p>
        </text:list-item>
        <text:list-item>
          <text:p text:style-name="P41">Julie Mayo</text:p>
        </text:list-item>
        <text:list-item>
          <text:p text:style-name="P41">Ken Urquhart</text:p>
        </text:list-item>
        <text:list-item>
          <text:p text:style-name="P41">Kima Jason, Snr MO Flag</text:p>
        </text:list-item>
        <text:list-item>
          <text:p text:style-name="P41">LRH</text:p>
        </text:list-item>
        <text:list-item>
          <text:p text:style-name="P41">Merril Mayo</text:p>
        </text:list-item>
        <text:list-item>
          <text:p text:style-name="P41">Mike Goldstein</text:p>
        </text:list-item>
        <text:list-item>
          <text:p text:style-name="P41">Mike Rinder</text:p>
        </text:list-item>
        <text:list-item>
          <text:p text:style-name="P41">Molly Harlow</text:p>
        </text:list-item>
        <text:list-item>
          <text:p text:style-name="P41">Otto J. Roos - OJP</text:p>
        </text:list-item>
        <text:list-item>
          <text:p text:style-name="P41">Pat Brice LRH Comps Unit IC</text:p>
        </text:list-item>
        <text:list-item>
          <text:p text:style-name="P41">Paulette Ausley, LRH Tech Expeditor</text:p>
        </text:list-item>
        <text:list-item>
          <text:p text:style-name="P41">Paulette Cohen</text:p>
        </text:list-item>
        <text:list-item>
          <text:p text:style-name="P41">Rick Sheehy</text:p>
        </text:list-item>
        <text:list-item>
          <text:p text:style-name="P41">Ron Shaffran, CS-4 Class XII</text:p>
        </text:list-item>
        <text:list-item>
          <text:p text:style-name="P41">RVY</text:p>
        </text:list-item>
        <text:list-item>
          <text:p text:style-name="P41">Tony Dunleavy, CS 2</text:p>
        </text:list-item>
        <text:list-item>
          <text:p text:style-name="P41">unknown</text:p>
        </text:list-item>
      </text:list>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20:44:08.352575660</meta:creation-date>
    <dc:date>2024-08-03T00:48:30.069845888</dc:date>
    <meta:editing-duration>PT13H11M6S</meta:editing-duration>
    <meta:editing-cycles>16</meta:editing-cycles>
    <meta:generator>LibreOffice/24.2.4.2$Linux_X86_64 LibreOffice_project/420$Build-2</meta:generator>
    <meta:document-statistic meta:table-count="0" meta:image-count="0" meta:object-count="0" meta:page-count="6" meta:paragraph-count="136" meta:word-count="1296" meta:character-count="9284" meta:non-whitespace-character-count="8046"/>
  </office:meta>
</office:document-meta>
</file>